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14cm"/>
      <style:text-properties fo:color="#3b3b3b" style:font-name="Droid Sans Mono" fo:font-size="15pt" fo:font-weight="normal" fo:background-color="#ffffff"/>
    </style:style>
    <style:style style:name="P2" style:family="paragraph" style:parent-style-name="Standard">
      <style:paragraph-properties style:line-height-at-least="0.714cm"/>
      <style:text-properties fo:color="#008000" style:font-name="Droid Sans Mono" fo:font-size="15pt" fo:font-weight="normal" fo:background-color="#ffffff"/>
    </style:style>
    <style:style style:name="P3" style:family="paragraph" style:parent-style-name="Standard">
      <style:paragraph-properties style:line-height-at-least="0.714cm"/>
      <style:text-properties fo:color="#800000" style:font-name="Droid Sans Mono" fo:font-size="15pt" fo:font-weight="normal" fo:background-color="#ffffff"/>
    </style:style>
    <style:style style:name="P4" style:family="paragraph" style:parent-style-name="Standard">
      <style:paragraph-properties style:line-height-at-least="0.714cm"/>
    </style:style>
    <style:style style:name="T1" style:family="text">
      <style:text-properties fo:color="#af00db"/>
    </style:style>
    <style:style style:name="T2" style:family="text">
      <style:text-properties fo:color="#001080"/>
    </style:style>
    <style:style style:name="T3" style:family="text">
      <style:text-properties fo:color="#a31515"/>
    </style:style>
    <style:style style:name="T4" style:family="text">
      <style:text-properties fo:color="#0000ff"/>
    </style:style>
    <style:style style:name="T5" style:family="text">
      <style:text-properties fo:color="#795e26"/>
    </style:style>
    <style:style style:name="T6" style:family="text">
      <style:text-properties fo:color="#0070c1"/>
    </style:style>
    <style:style style:name="T7" style:family="text">
      <style:text-properties fo:color="#000000"/>
    </style:style>
    <style:style style:name="T8" style:family="text">
      <style:text-properties fo:color="#800000"/>
    </style:style>
    <style:style style:name="T9" style:family="text">
      <style:text-properties fo:color="#e5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4"/>
      <text:p text:style-name="P1"><text:span text:style-name="T4">function</text:span> <text:span text:style-name="T5">ContactsTable</text:span>() {</text:p>
      <text:p text:style-name="P1"><text:span text:style-name="T4">const</text:span> [<text:span text:style-name="T6">originalContacts</text:span>, <text:span text:style-name="T5">setOriginalContacts</text:span>] <text:span text:style-name="T7">=</text:span> <text:span text:style-name="T5">useState</text:span>([]);</text:p>
      <text:p text:style-name="P4"/>
      <text:p text:style-name="P1"><text:span text:style-name="T5">useEffect</text:span>(() <text:span text:style-name="T4">=&gt;</text:span> {</text:p>
      <text:p text:style-name="P2">// Fetch contacts from local storage on component mount</text:p>
      <text:p text:style-name="P1"><text:span text:style-name="T4">const</text:span> <text:span text:style-name="T6">storedContacts</text:span> <text:span text:style-name="T7">=</text:span> <text:span text:style-name="T2">localStorage</text:span>.<text:span text:style-name="T5">getItem</text:span>(<text:span text:style-name="T3">'contacts'</text:span>);</text:p>
      <text:p text:style-name="P1"><text:span text:style-name="T1">if</text:span> (<text:span text:style-name="T6">storedContacts</text:span> <text:span text:style-name="T7">!=</text:span> <text:span text:style-name="T4">null</text:span>) {</text:p>
      <text:p text:style-name="P1"><text:span text:style-name="T5">setOriginalContacts</text:span>(<text:span text:style-name="T2">JSON</text:span>.<text:span text:style-name="T5">parse</text:span>(<text:span text:style-name="T6">storedContacts</text:span>));</text:p>
      <text:p text:style-name="P1">} </text:p>
      <text:p text:style-name="P1">}, []);</text:p>
      <text:p text:style-name="P4"/>
      <text:p text:style-name="P1"><text:span text:style-name="T4">function</text:span> <text:span text:style-name="T5">createTableData</text:span>() {</text:p>
      <text:p text:style-name="P4"/>
      <text:p text:style-name="P1"><text:span text:style-name="T4">const</text:span> <text:span text:style-name="T6">newContacts</text:span> <text:span text:style-name="T7">=</text:span> <text:span text:style-name="T6">originalContacts</text:span>.<text:span text:style-name="T5">map</text:span>((<text:span text:style-name="T2">item</text:span>, <text:span text:style-name="T2">index</text:span>) <text:span text:style-name="T4">=&gt;</text:span> {</text:p>
      <text:p text:style-name="P1"><text:span text:style-name="T2">console</text:span>.<text:span text:style-name="T5">log</text:span>(<text:span text:style-name="T2">item</text:span>);</text:p>
      <text:p text:style-name="P1"><text:span text:style-name="T1">return</text:span> <text:span text:style-name="T8">&lt;tr</text:span> <text:span text:style-name="T9">key</text:span><text:span text:style-name="T7">=</text:span><text:span text:style-name="T4">{</text:span><text:span text:style-name="T2">index</text:span><text:span text:style-name="T4">}</text:span><text:span text:style-name="T8">&gt;</text:span></text:p>
      <text:p text:style-name="P1"><text:span text:style-name="T8">&lt;td&gt;</text:span><text:span text:style-name="T4">{</text:span><text:span text:style-name="T2">item</text:span><text:span text:style-name="T7">.</text:span><text:span text:style-name="T2">contactName</text:span><text:span text:style-name="T4">}</text:span><text:span text:style-name="T8">&lt;/td&gt;</text:span></text:p>
      <text:p text:style-name="P1"><text:span text:style-name="T8">&lt;td&gt;</text:span><text:span text:style-name="T4">{</text:span><text:span text:style-name="T2">item</text:span><text:span text:style-name="T7">.</text:span><text:span text:style-name="T2">contactEmail</text:span><text:span text:style-name="T4">}</text:span><text:span text:style-name="T8">&lt;/td&gt;</text:span></text:p>
      <text:p text:style-name="P1"><text:span text:style-name="T8">&lt;td&gt;</text:span><text:span text:style-name="T4">{</text:span><text:span text:style-name="T2">item</text:span><text:span text:style-name="T7">.</text:span><text:span text:style-name="T2">contactPhone</text:span><text:span text:style-name="T4">}</text:span><text:span text:style-name="T8">&lt;/td&gt;</text:span></text:p>
      <text:p text:style-name="P3">&lt;/tr&gt;</text:p>
      <text:p text:style-name="P1">})</text:p>
      <text:p text:style-name="P1"><text:span text:style-name="T1">return</text:span> <text:span text:style-name="T6">newContacts</text:span></text:p>
      <text:p text:style-name="P1">}</text:p>
      <text:p text:style-name="P4"/>
      <text:p text:style-name="P1"><text:span text:style-name="T1">return</text:span> (</text:p>
      <text:p text:style-name="P3">&lt;&gt;</text:p>
      <text:p text:style-name="P1"><text:span text:style-name="T8">&lt;h1&gt;</text:span>Test working<text:span text:style-name="T8">&lt;/h1&gt;</text:span></text:p>
      <text:p text:style-name="P3">&lt;table&gt;</text:p>
      <text:p text:style-name="P3">&lt;thead&gt;</text:p>
      <text:p text:style-name="P3">&lt;tr&gt;</text:p>
      <text:p text:style-name="P1"><text:span text:style-name="T8">&lt;th&gt;</text:span>Name<text:span text:style-name="T8">&lt;/th&gt;</text:span></text:p>
      <text:p text:style-name="P1"><text:span text:style-name="T8">&lt;th&gt;</text:span>Email<text:span text:style-name="T8">&lt;/th&gt;</text:span></text:p>
      <text:p text:style-name="P1"><text:span text:style-name="T8">&lt;th&gt;</text:span>Phone<text:span text:style-name="T8">&lt;/th&gt;</text:span></text:p>
      <text:p text:style-name="P3"><text:soft-page-break/>&lt;/tr&gt;</text:p>
      <text:p text:style-name="P3">&lt;/thead&gt;</text:p>
      <text:p text:style-name="P3">&lt;tbody&gt;</text:p>
      <text:p text:style-name="P1"><text:span text:style-name="T4">{</text:span><text:span text:style-name="T5">createTableData</text:span><text:span text:style-name="T7">()</text:span><text:span text:style-name="T4">}</text:span></text:p>
      <text:p text:style-name="P3">&lt;/tbody&gt;</text:p>
      <text:p text:style-name="P3">&lt;/table&gt;</text:p>
      <text:p text:style-name="P3">&lt;/&gt;</text:p>
      <text:p text:style-name="P1">);</text:p>
      <text:p text:style-name="P1">}</text:p>
      <text:p text:style-name="P4"/>
      <text:p text:style-name="P1"><text:span text:style-name="T1">export</text:span> <text:span text:style-name="T1">default</text:span> <text:span text:style-name="T5">ContactsTable</text:span>;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4T12:46:44.597123880</meta:creation-date>
    <dc:date>2024-04-04T12:48:03.149748329</dc:date>
    <meta:editing-duration>PT1M19S</meta:editing-duration>
    <meta:editing-cycles>1</meta:editing-cycles>
    <meta:document-statistic meta:table-count="0" meta:image-count="0" meta:object-count="0" meta:page-count="2" meta:paragraph-count="40" meta:word-count="86" meta:character-count="769" meta:non-whitespace-character-count="722"/>
    <meta:generator>LibreOffice/6.4.7.2$Linux_X86_64 LibreOffice_project/40$Build-2</meta:generator>
  </office:meta>
</office:document-meta>
</file>